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  <mi>log</mi>
      <mrow>
        <mo fence="true" form="prefix" stretchy="false">(</mo>
        <mrow>
          <msub>
            <mi>x</mi>
            <mi>i</mi>
          </msub>
        </mrow>
        <mo fence="true" form="postfix" stretchy="false">)</mo>
      </mrow>
      <mspace width="6em"/>
      <mi mathvariant="italic">where</mi>
      <mrow>
        <msub>
          <mi>x</mi>
          <mi>i</mi>
        </msub>
        <mo stretchy="false">=</mo>
        <mrow>
          <mo stretchy="false">∑</mo>
          <mrow>
            <mi mathvariant="italic">shots</mi>
            <mi mathvariant="italic">since</mi>
            <msub>
              <mi mathvariant="italic">goal</mi>
              <mrow>
                <mi>i</mi>
                <mo stretchy="false">−</mo>
                <mn>1</mn>
              </mrow>
            </msub>
          </mrow>
        </mrow>
      </mrow>
    </mrow>
    <annotation encoding="StarMath 5.0">sum from{i=1} to{n} x_{i}log(x_{i})  ~~~ where x_{i} =  sum  {{shots since goal_{i-1}}}</annotation>
  </semantics>
</math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04T18:50:32.607902069</meta:creation-date>
    <dc:date>2022-04-04T20:34:29.944880597</dc:date>
    <meta:editing-duration>PT8M6S</meta:editing-duration>
    <meta:editing-cycles>1</meta:editing-cycles>
    <meta:generator>LibreOffice/7.3.0.3$MacOSX_X86_64 LibreOffice_project/0f246aa12d0eee4a0f7adcefbf7c878fc2238db3</meta:generator>
  </office:meta>
</office:document-meta>
</file>